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STRUYENDO SISTEMAS DE INFORMACION EXITOSO</text:p>
      <text:p text:style-name="P1"/>
      <text:p text:style-name="P2">CHAPTER 1</text:p>
      <text:p text:style-name="P2"/>
      <text:p text:style-name="P7">Una de las primeras preguntas como consultor en una nueva empresa a hacer es: ¿Que es lo que hace usted?</text:p>
      <text:p text:style-name="P7"/>
      <text:p text:style-name="P7">Muchas empresas ante esta pregunta responden como si la pregunta hubiese sido ¿que es lo que usted realiza?</text:p>
      <text:p text:style-name="P7"/>
      <text:p text:style-name="P7">Una conversacion tipica con un empleado es:</text:p>
      <text:p text:style-name="P7"/>
      <text:p text:style-name="P7">Yo: ¿Que es lo que usted hace?</text:p>
      <text:p text:style-name="P7">Empleado : ¿A que se refiere <text:s/>con “que es lo que usted hace”?</text:p>
      <text:p text:style-name="P7">Yo: bueno, ¿usted viene a trabajar, cierto?</text:p>
      <text:p text:style-name="P7">Empleado: si,</text:p>
      <text:p text:style-name="P7">Yo: ¿que es lo que usted hace?</text:p>
      <text:p text:style-name="P7">Empleado: Bueno, tomo este producto y lo muevo ahi.</text:p>
      <text:p text:style-name="P7">Yo: bueno, ¿Por qué usted hace eso?</text:p>
      <text:p text:style-name="P7">Empleado: No lo sé</text:p>
      <text:p text:style-name="P7">Yo: ¿Usted no sabe por qué lo hace?</text:p>
      <text:p text:style-name="P7">Empleado: No</text:p>
      <text:p text:style-name="P7">Yo: Bien, ¿Por qué no?</text:p>
      <text:p text:style-name="P7">Empleado: Ellos me dan un cheque por mover el producto.</text:p>
      <text:p text:style-name="P7">Yo: Pero, ¿Qué pasa cuando usted mueve el producto ahi?</text:p>
      <text:p text:style-name="P7">Empleado: No lo sé</text:p>
      <text:p text:style-name="P7"/>
      <text:p text:style-name="P8">El objetivo de los Sistemas Informacion</text:p>
      <text:p text:style-name="P8"/>
      <text:p text:style-name="P7">Los sistemas de informacion existen o deberia existir para mejorar el flujo de la informacion por toda la organización. Lo cual significa obtener los datos correctos en el lugar correcto y la persona correcta, en el momento correcto y en el formato correcto y que pueda ser utilizada para el beneficio de la organización.</text:p>
      <text:p text:style-name="P3"/>
      <text:p text:style-name="P2">CHAPTER 2</text:p>
      <text:p text:style-name="P2"/>
      <text:p text:style-name="P3">Los 5 derechos de los sitemas de informacion exitosos:</text:p>
      <text:p text:style-name="P3"/>
      <text:list xml:id="list8347214513193851158" text:style-name="L1">
        <text:list-item>
          <text:p text:style-name="P5">Los datos correctos</text:p>
        </text:list-item>
        <text:list-item>
          <text:p text:style-name="P5">En el lugar correcto</text:p>
        </text:list-item>
        <text:list-item>
          <text:p text:style-name="P5">En el momento correcto</text:p>
        </text:list-item>
        <text:list-item>
          <text:p text:style-name="P5">A la persona correcta</text:p>
        </text:list-item>
        <text:list-item>
          <text:p text:style-name="P5">En el formato correcto</text:p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v </meta:initial-creator>
    <meta:creation-date>2017-12-25T20:53:32.62</meta:creation-date>
    <dc:date>2017-12-25T21:10:23.48</dc:date>
    <dc:creator>cv </dc:creator>
    <meta:editing-duration>PT15M8S</meta:editing-duration>
    <meta:editing-cycles>2</meta:editing-cycles>
    <meta:generator>OpenOffice/4.1.4$Win32 OpenOffice.org_project/414m5$Build-9788</meta:generator>
    <meta:document-statistic meta:table-count="0" meta:image-count="0" meta:object-count="0" meta:page-count="1" meta:paragraph-count="28" meta:word-count="242" meta:character-count="1317"/>
  </office:meta>
</office:document-meta>
</file>